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FreeMono" style:font-style-name="Regular" style:font-family-generic="modern" style:font-pitch="fixed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318cm" svg:height="1.651cm" svg:x="2.27cm" svg:y="2.905cm">
          <text:p text:style-name="P1">MBT 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18cm" svg:height="1.651cm" svg:x="10.017cm" svg:y="2.905cm">
          <text:p text:style-name="P1">S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588cm" svg:y1="3.286cm" svg:x2="10.017cm" svg:y2="3.286cm">
          <text:p/>
        </draw:line>
        <draw:line draw:style-name="gr3" draw:text-style-name="P1" draw:layer="layout" svg:x1="10.017cm" svg:y1="4.175cm" svg:x2="6.588cm" svg:y2="4.175cm">
          <text:p/>
        </draw:line>
        <draw:frame draw:style-name="gr4" draw:text-style-name="P2" draw:layer="layout" svg:width="2.873cm" svg:height="0.742cm" svg:x="6.996cm" svg:y="4.429cm">
          <draw:text-box>
            <text:p text:style-name="P2">response</text:p>
          </draw:text-box>
        </draw:frame>
        <draw:frame draw:style-name="gr4" draw:text-style-name="P2" draw:layer="layout" svg:width="2.873cm" svg:height="0.742cm" svg:x="6.997cm" svg:y="2.229cm">
          <draw:text-box>
            <text:p text:style-name="P2">stimulus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6:22:06</meta:creation-date>
    <dc:date>2012-09-09T16:31:46</dc:date>
    <meta:editing-duration>PT9M42S</meta:editing-duration>
    <meta:editing-cycles>1</meta:editing-cycles>
    <meta:document-statistic meta:object-count="6"/>
    <meta:generator>LibreOffice/3.4$Linux LibreOffice_project/340m1$Build-402</meta:generator>
  </office:meta>
</office:document-meta>
</file>